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6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6, FF 6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H. W. Schneeberger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November 26, 1891</text:p>
      <text:p text:style-name="P7">Month<text:tab/><text:tab/><text:tab/><text:tab/><text:tab/><text:tab/>November</text:p>
      <text:p text:style-name="P7">Year<text:tab/><text:tab/><text:tab/><text:tab/><text:tab/><text:tab/>1891</text:p>
      <text:p text:style-name="P7">Hebrew Date<text:tab/><text:tab/><text:tab/><text:tab/><text:tab/></text:p>
      <text:p text:style-name="P7">Undated</text:p>
      <text:p text:style-name="P7">City<text:tab/><text:tab/><text:tab/><text:tab/><text:tab/><text:tab/>Baltimore</text:p>
      <text:p text:style-name="P7">State<text:tab/><text:tab/><text:tab/><text:tab/><text:tab/><text:tab/>MD</text:p>
      <text:p text:style-name="P7">Country<text:tab/><text:tab/><text:tab/><text:tab/><text:tab/>USA</text:p>
      <text:p text:style-name="P7">Subject<text:tab/><text:tab/><text:tab/><text:tab/><text:tab/>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Y</text:p>
      <text:p text:style-name="P7">Stamp<text:tab/><text:tab/><text:tab/><text:tab/><text:tab/><text:tab/>Y</text:p>
      <text:p text:style-name="P7">Postma<text:tab/>rk<text:tab/><text:tab/><text:tab/><text:tab/><text:tab/>Y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H. W. Schneeberger/</text:p>
      <text:p text:style-name="P2">1802 E. Baltimore St./</text:p>
      <text:p text:style-name="P2">BALTO., MD/</text:p>
      <text:p text:style-name="P3">Rev. Dr S. Morais/</text:p>
      <text:p text:style-name="P3">546 North 5<text:span text:style-name="T2">th</text:span><text:span text:style-name="T4"> St/</text:span></text:p>
      <text:p text:style-name="P4"><text:span text:style-name="T4">Philadelphia</text:span><text:span text:style-name="T5">/</text:span></text:p>
      <text:p text:style-name="P4"><text:span text:style-name="T5">Pa/</text:span></text:p>
      <text:p text:style-name="P4"><text:span text:style-name="T5"/></text:p>
      <text:p text:style-name="P5"><text:span text:style-name="T5">[Page 1]</text:span></text:p>
      <text:p text:style-name="P4"><text:span text:style-name="T5">Balto Nov. 26[/ inserted by author]91/</text:span></text:p>
      <text:p text:style-name="P5"><text:span text:style-name="T5">Rev Dr S Morais,/</text:span></text:p>
      <text:p text:style-name="P5"><text:span text:style-name="T5"><text:tab/>Dear friend./</text:span></text:p>
      <text:p text:style-name="P5"><text:span text:style-name="T5">Your note of 25</text:span><text:span text:style-name="T3">th</text:span><text:span text:style-name="T5"> to hand. <text:s/>I am positive,/ as I wrote you before that the Sunday morning/ train leaving </text:span><text:soft-page-break/><text:span text:style-name="T5">Phila. at 9.10 is correct./ <text:s/>Accordingly we expect you positively at/ 12.25 P.M next Sunday, when a committee/ will await you at the depot. A. V./</text:span></text:p>
      <text:p text:style-name="P5"><text:span text:style-name="T5">No one is gladder than Mrs Rosenfeld, who has/ urged my d. wife to yield to the [Hebrew] the honor of your/ company. <text:s/>I am sure also that at 6.45 P.M/ on Sundays (according to new schedule) a train/ leaves for Phila. thus you will not be hurried./ <text:s/>Wishing you good health, I hope to meet/ you soon &amp; enjoy the pleasure of your/ company <text:s/>fraternally yours/ H W Schneeberg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3:15:20.81</meta:creation-date>
    <dc:date>2011-11-29T13:20:23.09</dc:date>
    <dc:creator>Penn Libraries</dc:creator>
    <meta:editing-duration>PT00H05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318" meta:character-count="2088"/>
  </office:meta>
</office:document-meta>
</file>